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Compact" style:list-style-name="WWNum1001"/>
    <style:style style:name="P3" style:family="paragraph" style:parent-style-name="Compact" style:list-style-name="WWNum1002"/>
    <style:style style:name="P4" style:family="paragraph" style:parent-style-name="Compact" style:list-style-name="WWNum1003"/>
    <style:style style:name="P5"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officeooo:rsid="000041cb"/>
    </style:style>
    <style:style style:name="T3"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égétariennes et grossesse</text:p>
      <text:p text:style-name="Author">JcB &amp; Sarah Orth</text:p>
      <text:p text:style-name="Date">21/02/2016</text:p>
      <text:p text:style-name="Source_20_Code"><text:span text:style-name="Verbatim_20_Char">'data.frame': <text:s text:c="2"/>142 obs. of <text:s/>49 variables:</text:span><text:line-break/><text:span text:style-name="Verbatim_20_Char"> $ TDSF : Factor w/ 3 levels "Hospitalière",..: 1 2 1 1 1 1 1 1 1 1 ...</text:span><text:line-break/><text:span text:style-name="Verbatim_20_Char"> $ NBX <text:s/>: Factor w/ 2 levels "&lt;10","&gt;10": 2 1 2 2 1 2 2 2 2 1 ...</text:span><text:line-break/><text:span text:style-name="Verbatim_20_Char"> $ FORMA: Factor w/ 2 levels "Non","Oui": 2 1 2 2 2 1 2 2 2 2 ...</text:span><text:line-break/><text:span text:style-name="Verbatim_20_Char"> $ FORMD: Factor w/ 2 levels "Non","Oui": 2 1 1 1 1 1 1 1 1 2 ...</text:span><text:line-break/><text:span text:style-name="Verbatim_20_Char"> $ NBFVR: Factor w/ 6 levels "0","1","2","3",..: 1 6 6 2 2 6 6 1 1 6 ...</text:span><text:line-break/><text:span text:style-name="Verbatim_20_Char"> $ DEFF : Factor w/ 6 levels "DDV","DLV","DOLV",..: 3 1 3 6 5 3 1 3 3 1 ...</text:span><text:line-break/><text:span text:style-name="Verbatim_20_Char"> $ PRA <text:s/>: Factor w/ 2 levels "Non","Oui": 1 2 1 1 1 2 1 1 1 1 ...</text:span><text:line-break/><text:span text:style-name="Verbatim_20_Char"> $ CP <text:s text:c="2"/>: Factor w/ 2 levels "non","oui": 2 2 1 2 2 2 1 2 1 1 ...</text:span><text:line-break/><text:span text:style-name="Verbatim_20_Char"> $ CL <text:s text:c="2"/>: Factor w/ 2 levels "non","oui": 1 2 1 1 2 1 1 1 1 1 ...</text:span><text:line-break/><text:span text:style-name="Verbatim_20_Char"> $ CF <text:s text:c="2"/>: Factor w/ 2 levels "non","oui": 2 2 2 2 2 2 2 2 1 2 ...</text:span><text:line-break/><text:span text:style-name="Verbatim_20_Char"> $ CVC <text:s/>: Factor w/ 2 levels "non","oui": 1 1 1 1 1 1 1 1 1 1 ...</text:span><text:line-break/><text:span text:style-name="Verbatim_20_Char"> $ CVD <text:s/>: Factor w/ 2 levels "non","oui": 1 1 1 1 2 1 1 1 1 2 ...</text:span><text:line-break/><text:span text:style-name="Verbatim_20_Char"> $ CO3 <text:s/>: Factor w/ 2 levels "non","oui": 1 2 1 1 2 2 1 1 1 2 ...</text:span><text:line-break/><text:span text:style-name="Verbatim_20_Char"> $ CB12 : Factor w/ 2 levels "non","oui": 1 2 1 2 2 1 1 1 1 2 ...</text:span><text:line-break/><text:span text:style-name="Verbatim_20_Char"> $ CCA <text:s/>: Factor w/ 2 levels "non","oui": 1 2 1 1 2 1 2 1 1 1 ...</text:span><text:line-break/><text:span text:style-name="Verbatim_20_Char"> $ CZ <text:s text:c="2"/>: Factor w/ 2 levels "non","oui": 1 2 1 2 2 1 1 1 1 1 ...</text:span><text:line-break/><text:span text:style-name="Verbatim_20_Char"> $ CIO <text:s/>: Factor w/ 2 levels "non","oui": 1 1 1 1 2 1 1 1 1 1 ...</text:span><text:line-break/><text:span text:style-name="Verbatim_20_Char"> $ CAU <text:s/>: Factor w/ 2 levels "non","oui": 1 1 1 1 1 1 1 1 1 1 ...</text:span><text:line-break/><text:span text:style-name="Verbatim_20_Char"> $ CIP <text:s/>: Factor w/ 2 levels "non","oui": 1 1 1 1 1 1 1 1 2 1 ...</text:span><text:line-break/><text:span text:style-name="Verbatim_20_Char"> $ CAS <text:s/>: Factor w/ 2 levels "non","oui": 1 1 1 1 1 1 1 1 1 1 ...</text:span><text:line-break/><text:span text:style-name="Verbatim_20_Char"> $ RIE <text:s/>: Factor w/ 2 levels "Non","Oui": 1 2 1 2 2 1 1 1 2 1 ...</text:span><text:line-break/><text:span text:style-name="Verbatim_20_Char"> $ CLP <text:s/>: Factor w/ 2 levels "non","oui": 2 2 1 1 2 1 1 1 1 1 ...</text:span><text:line-break/><text:span text:style-name="Verbatim_20_Char"> $ CLF <text:s/>: Factor w/ 2 levels "non","oui": 2 2 2 1 2 1 2 2 2 2 ...</text:span><text:line-break/><text:span text:style-name="Verbatim_20_Char"> $ CLVD : Factor w/ 2 levels "non","oui": 1 2 1 1 2 1 1 1 1 2 ...</text:span><text:line-break/><text:span text:style-name="Verbatim_20_Char"> $ CLB12: Factor w/ 2 levels "non","oui": 1 2 1 2 2 2 1 2 2 2 ...</text:span><text:line-break/><text:span text:style-name="Verbatim_20_Char"> $ CLCA : Factor w/ 2 levels "non","oui": 1 2 1 1 2 1 2 1 1 1 ...</text:span><text:line-break/><text:span text:style-name="Verbatim_20_Char"> $ CLZ <text:s/>: Factor w/ 2 levels "non","oui": 1 2 1 1 2 1 1 1 2 1 ...</text:span><text:line-break/><text:span text:style-name="Verbatim_20_Char"> $ CLI <text:s/>: Factor w/ 2 levels "non","oui": 1 2 1 1 2 1 1 1 2 1 ...</text:span><text:line-break/><text:span text:style-name="Verbatim_20_Char"> $ CLS <text:s/>: Factor w/ 2 levels "non","oui": 1 2 1 1 2 2 1 1 2 1 ...</text:span><text:line-break/><text:span text:style-name="Verbatim_20_Char"> $ CLB6 : Factor w/ 2 levels "non","oui": 1 2 1 1 2 1 1 1 2 1 ...</text:span><text:line-break/><text:span text:style-name="Verbatim_20_Char"> $ CLAS : Factor w/ 1 level "non": 1 1 1 1 1 1 1 1 1 1 ...</text:span><text:line-break/><text:span text:style-name="Verbatim_20_Char"> $ CLAU : Factor w/ 2 levels "non","oui": 1 1 1 1 1 1 1 1 1 1 ...</text:span><text:line-break/><text:span text:style-name="Verbatim_20_Char"> $ aMN <text:s/>: Factor w/ 3 levels "A","P","SP": 3 2 1 1 2 2 1 3 3 2 ...</text:span><text:line-break/><text:span text:style-name="Verbatim_20_Char"> $ bTC <text:s/>: Factor w/ 3 levels "A","P","SP": 1 2 1 1 2 1 1 3 3 1 ...</text:span><text:line-break/><text:span text:style-name="Verbatim_20_Char"> $ MM <text:s text:c="2"/>: Factor w/ 3 levels "A","P","SP": 3 2 1 1 2 2 1 3 3 3 ...</text:span><text:line-break/><text:span text:style-name="Verbatim_20_Char"> $ dMC <text:s/>: Factor w/ 4 levels "A","non","P",..: 4 3 1 3 3 1 1 4 4 4 ...</text:span><text:line-break/><text:span text:style-name="Verbatim_20_Char"> $ IA <text:s text:c="2"/>: Factor w/ 5 levels "AA","DA","IA",..: 3 5 4 5 5 4 3 1 5 4 ...</text:span><text:line-break/><text:span text:style-name="Verbatim_20_Char"> $ SUPP : Factor w/ 3 levels "autre","non",..: 2 3 3 3 3 3 3 2 3 3 ...</text:span><text:line-break/><text:span text:style-name="Verbatim_20_Char"> $ PAS <text:s/>: Factor w/ 2 levels "non","oui": 2 1 1 1 1 1 1 2 1 1 ...</text:span><text:line-break/><text:span text:style-name="Verbatim_20_Char"> $ SP <text:s text:c="2"/>: Factor w/ 2 levels "non","oui": 1 1 1 1 2 2 2 1 1 1 ...</text:span><text:line-break/><text:span text:style-name="Verbatim_20_Char"> $ SF <text:s text:c="2"/>: Factor w/ 2 levels "non","oui": 1 1 2 1 2 2 2 1 2 2 ...</text:span><text:line-break/><text:soft-page-break/><text:span text:style-name="Verbatim_20_Char"> $ SVC <text:s/>: Factor w/ 2 levels "non","oui": 1 1 2 1 1 1 1 1 1 1 ...</text:span><text:line-break/><text:span text:style-name="Verbatim_20_Char"> $ SVD <text:s/>: Factor w/ 2 levels "non","oui": 1 1 2 1 2 2 2 1 1 2 ...</text:span><text:line-break/><text:span text:style-name="Verbatim_20_Char"> $ SO3 <text:s/>: Factor w/ 2 levels "non","oui": 1 1 1 1 2 2 2 1 2 2 ...</text:span><text:line-break/><text:span text:style-name="Verbatim_20_Char"> $ SVB12: Factor w/ 2 levels "non","oui": 1 1 2 1 2 2 2 1 2 2 ...</text:span><text:line-break/><text:span text:style-name="Verbatim_20_Char"> $ SA <text:s text:c="2"/>: Factor w/ 2 levels "non","oui": 1 2 1 1 1 1 1 1 1 1 ...</text:span><text:line-break/><text:span text:style-name="Verbatim_20_Char"> $ ALIM : Factor w/ 3 levels "après","avant",..: 2 2 2 2 2 3 2 2 2 2 ...</text:span><text:line-break/><text:span text:style-name="Verbatim_20_Char"> $ PLAQT: Factor w/ 3 levels "non","oui","sp": 2 2 3 2 2 2 2 2 2 1 ...</text:span><text:line-break/><text:span text:style-name="Verbatim_20_Char"> $ FIS <text:s/>: Factor w/ 3 levels "non","oui","sp": 1 1 1 1 1 1 1 1 1 3 ...</text:span></text:p>
      <text:p text:style-name="Standard">TDSF (Mode d'exercice)</text:p>
      <text:p text:style-name="Source_20_Code"><text:span text:style-name="Verbatim_20_Char">Hospitalière <text:s text:c="4"/>Libérale <text:s text:c="9"/>PMI </text:span><text:line-break/><text:span text:style-name="Verbatim_20_Char"> <text:s text:c="8"/>104 <text:s text:c="10"/>35 <text:s text:c="11"/>3 </text:span></text:p>
      <text:p text:style-name="P1">Les sages-femmes ayant répondu qu'elles n'avaient pas rencontrées de femmes végétariennes durant les deux dernières années sont-elles significativement plus nombreuses à ne pas demander si la femme suit un régime particuliers comparé à celles qui en ont rencontré 5 ou plus ?</text:p>
      <text:list xml:id="list3026752424086417025" text:style-name="WWNum1001">
        <text:list-item>
          <text:p text:style-name="P2">nombre de femmes végétariennes rencontrées (NBFVR)</text:p>
        </text:list-item>
      </text:list>
      <text:p text:style-name="Source_20_Code"><text:line-break/><text:span text:style-name="Verbatim_20_Char"><text:span text:style-name="T3"> 0 <text:s/>1 <text:s/>2 <text:s/>3 <text:s/>4 &gt;5 </text:span></text:span><text:span text:style-name="T3"><text:line-break/></text:span><text:span text:style-name="Verbatim_20_Char"><text:span text:style-name="T3">26 <text:s/>8 14 <text:s/>9 <text:s/>8 77 </text:span></text:span></text:p>
      <text:list xml:id="list6353297553238219823" text:style-name="WWNum1002">
        <text:list-item>
          <text:p text:style-name="P3">interrogatoire sur le régime alimentaire (PRA)</text:p>
        </text:list-item>
      </text:list>
      <text:p text:style-name="Source_20_Code"><text:line-break/><text:span text:style-name="Verbatim_20_Char"><text:span text:style-name="T3">Non Oui </text:span></text:span><text:span text:style-name="T3"><text:line-break/></text:span><text:span text:style-name="Verbatim_20_Char"><text:span text:style-name="T3">104 <text:s/>38 </text:span></text:span></text:p>
      <text:list xml:id="list4888223875448723611" text:style-name="WWNum1003">
        <text:list-item>
          <text:p text:style-name="P4">combinaison des deux questions:</text:p>
        </text:list-item>
      </text:list>
      <text:p text:style-name="Source_20_Code"><text:span text:style-name="Verbatim_20_Char"><text:s text:c="4"/></text:span><text:line-break/><text:span text:style-name="Verbatim_20_Char"> <text:s/></text:span><text:span text:style-name="Verbatim_20_Char"><text:span text:style-name="T3"><text:s text:c="3"/>Non Oui</text:span></text:span><text:span text:style-name="T3"><text:line-break/></text:span><text:span text:style-name="Verbatim_20_Char"><text:span text:style-name="T3"> <text:s/>0 <text:s text:c="2"/>22 <text:s text:c="2"/>4</text:span></text:span><text:span text:style-name="T3"><text:line-break/></text:span><text:span text:style-name="Verbatim_20_Char"><text:span text:style-name="T3"> <text:s/>1 <text:s text:c="3"/>7 <text:s text:c="2"/>1</text:span></text:span><text:span text:style-name="T3"><text:line-break/></text:span><text:span text:style-name="Verbatim_20_Char"><text:span text:style-name="T3"> <text:s/>2 <text:s text:c="2"/>11 <text:s text:c="2"/>3</text:span></text:span><text:span text:style-name="T3"><text:line-break/></text:span><text:span text:style-name="Verbatim_20_Char"><text:span text:style-name="T3"> <text:s/>3 <text:s text:c="3"/>9 <text:s text:c="2"/>0</text:span></text:span><text:span text:style-name="T3"><text:line-break/></text:span><text:span text:style-name="Verbatim_20_Char"><text:span text:style-name="T3"> <text:s/>4 <text:s text:c="3"/>4 <text:s text:c="2"/>4</text:span></text:span><text:span text:style-name="T3"><text:line-break/></text:span><text:span text:style-name="Verbatim_20_Char"><text:span text:style-name="T3"> <text:s/>&gt;5 <text:s/>51 <text:s/>26</text:span></text:span></text:p>
      <text:p text:style-name="Standard">On combine la <text:span text:style-name="T2">premiere</text:span> et la dernière ligne et on analyse le tableau avec le test de Fischer avec cette hypothèse: les SF qui n'ont pas rencontré de végétariennes et qui n'interrogent pas les mères sur leur régime alimentaire sont aussi nombreuses que les SF qui ont rencontrées 5 végétariennes ou plus sans les interroger sur leur régime alimentaire. Le test de Fischer calcule la probabilité que cette hypothèse soit vraie. Si la probabilité calculée est inférieure à 5% (&lt;=&gt; à p &lt; 0.05) on rejette cette hypothèse et on retient l'hypothèse alternative: les SF qui voient 5 végétariennes ou plus, les interrogent <text:soft-page-break/>plus fréquemment sur leur régime alimentaire que le le font les SF qui n'en voient pas. Si p &gt; ou = à 0.05, on ne peut pas rejeter l'hypothèse de départ.</text:p>
      <text:p text:style-name="Source_20_Code"><text:span text:style-name="Verbatim_20_Char"><text:span text:style-name="T3"><text:s text:c="3"/>Non Oui</text:span></text:span><text:span text:style-name="T3"><text:line-break/></text:span><text:span text:style-name="Verbatim_20_Char"><text:span text:style-name="T3">t1 <text:s/>22 <text:s text:c="2"/>4</text:span></text:span><text:span text:style-name="T3"><text:line-break/></text:span><text:span text:style-name="Verbatim_20_Char"><text:span text:style-name="T3">t2 <text:s/>51 <text:s/>26</text:span></text:span></text:p>
      <text:p text:style-name="Source_20_Code"><text:span text:style-name="T3"><text:line-break/></text:span><text:span text:style-name="Verbatim_20_Char"><text:span text:style-name="T3"> <text:s text:c="3"/>Fisher's Exact Test for Count Data</text:span></text:span><text:span text:style-name="T3"><text:line-break/><text:line-break/></text:span><text:span text:style-name="Verbatim_20_Char"><text:span text:style-name="T3">data: <text:s/>t3</text:span></text:span><text:span text:style-name="T3"><text:line-break/></text:span><text:span text:style-name="Verbatim_20_Char"><text:span text:style-name="T3">p-value = 0.08566</text:span></text:span><text:span text:style-name="T3"><text:line-break/></text:span><text:span text:style-name="Verbatim_20_Char"><text:span text:style-name="T3">alternative hypothesis: true odds ratio is not equal to 1</text:span></text:span><text:span text:style-name="T3"><text:line-break/></text:span><text:span text:style-name="Verbatim_20_Char"><text:span text:style-name="T3">95 percent confidence interval:</text:span></text:span><text:span text:style-name="T3"><text:line-break/></text:span><text:span text:style-name="Verbatim_20_Char"><text:span text:style-name="T3"> <text:s/>0.8201787 12.2592283</text:span></text:span><text:span text:style-name="T3"><text:line-break/></text:span><text:span text:style-name="Verbatim_20_Char"><text:span text:style-name="T3">sample estimates:</text:span></text:span><text:span text:style-name="T3"><text:line-break/></text:span><text:span text:style-name="Verbatim_20_Char"><text:span text:style-name="T3">odds ratio </text:span></text:span><text:span text:style-name="T3"><text:line-break/></text:span><text:span text:style-name="Verbatim_20_Char"><text:span text:style-name="T3"> <text:s/>2.778941 </text:span></text:span></text:p>
      <text:p text:style-name="Standard">La probabilité <text:span text:style-name="T1">0.0856596</text:span> est supérieure à 0.05. On ne peut pas rejeter l'hypothèse que les SF interrogent peu les mères sur leur régime alimentaire quelque soit le nombre de végétariennes vu au cours des deux années précédantes.</text:p>
      <text:p text:style-name="Standard">Celà dit, on voit que 50% des SF qui voient beaucoup de végétariennes, posent la question du régime alimentaire. D'autre part 0.08 nest pas loin de 0.05 et on peut penser qu'un effectif plus important aurait pu conclure à une différence significative.</text:p>
      <text:p text:style-name="Standard">Cette hypothèse se confirme si on forme 2 groupes: moins de 5 végétarienne et 5 ou plus:</text:p>
      <text:p text:style-name="Source_20_Code"><text:span text:style-name="Verbatim_20_Char"><text:span text:style-name="T3"><text:s text:c="25"/>Non Oui</text:span></text:span><text:span text:style-name="T3"><text:line-break/></text:span><text:span text:style-name="Verbatim_20_Char"><text:span text:style-name="T3">moins de 5 Végétariennes <text:s/>53 <text:s/>12</text:span></text:span><text:span text:style-name="T3"><text:line-break/></text:span><text:span text:style-name="Verbatim_20_Char"><text:span text:style-name="T3">5 végétariennes ou plus <text:s text:c="2"/>51 <text:s/>26</text:span></text:span></text:p>
      <text:p text:style-name="Source_20_Code"><text:span text:style-name="T3"><text:line-break/></text:span><text:span text:style-name="Verbatim_20_Char"><text:span text:style-name="T3"> <text:s text:c="3"/>Fisher's Exact Test for Count Data</text:span></text:span><text:span text:style-name="T3"><text:line-break/><text:line-break/></text:span><text:span text:style-name="Verbatim_20_Char"><text:span text:style-name="T3">data: <text:s/>t3</text:span></text:span><text:span text:style-name="T3"><text:line-break/></text:span><text:span text:style-name="Verbatim_20_Char"><text:span text:style-name="T3">p-value = 0.05649</text:span></text:span><text:span text:style-name="T3"><text:line-break/></text:span><text:span text:style-name="Verbatim_20_Char"><text:span text:style-name="T3">alternative hypothesis: true odds ratio is not equal to 1</text:span></text:span><text:span text:style-name="T3"><text:line-break/></text:span><text:span text:style-name="Verbatim_20_Char"><text:span text:style-name="T3">95 percent confidence interval:</text:span></text:span><text:span text:style-name="T3"><text:line-break/></text:span><text:span text:style-name="Verbatim_20_Char"><text:span text:style-name="T3"> 0.9680457 5.4244050</text:span></text:span><text:span text:style-name="T3"><text:line-break/></text:span><text:span text:style-name="Verbatim_20_Char"><text:span text:style-name="T3">sample estimates:</text:span></text:span><text:span text:style-name="T3"><text:line-break/></text:span><text:span text:style-name="Verbatim_20_Char"><text:span text:style-name="T3">odds ratio </text:span></text:span><text:span text:style-name="T3"><text:line-break/></text:span><text:span text:style-name="Verbatim_20_Char"><text:span text:style-name="T3"> <text:s/>2.238927 </text:span></text:span></text:p>
      <text:p text:style-name="Standard">On est à la limite de la significativité p = <text:span text:style-name="T1">0.05649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nex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Standard" style:default-outline-level=""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F"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égétariennes et grossesse</dc:title>
    <meta:initial-creator> Sarah Orth</meta:initial-creator>
    <meta:creation-date>2016-12-02T00:00:00</meta:creation-date>
    <dc:date>2016-02-21T11:35:48.891417067</dc:date>
    <meta:generator>LibreOffice/4.2.8.2$Linux_X86_64 LibreOffice_project/420m0$Build-2</meta:generator>
    <meta:editing-duration>PT6S</meta:editing-duration>
    <meta:document-statistic meta:table-count="0" meta:image-count="0" meta:object-count="0" meta:page-count="3" meta:paragraph-count="22" meta:word-count="1372" meta:character-count="6001" meta:non-whitespace-character-count="43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